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7" manifest:media-type=""/>
  <manifest:file-entry manifest:full-path="ObjectReplacements/Object 27" manifest:media-type="application/x-openoffice-gdimetafile;windows_formatname=&quot;GDIMetaFile&quot;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P2" style:family="paragraph" style:parent-style-name="Header">
      <style:paragraph-properties fo:padding="0in" fo:border="none"/>
    </style:style>
    <style:style style:name="P3" style:family="paragraph" style:parent-style-name="Authors">
      <style:paragraph-properties fo:padding="0in" fo:border="none"/>
      <style:text-properties officeooo:rsid="0009a37e" officeooo:paragraph-rsid="0009a37e"/>
    </style:style>
    <style:style style:name="P4" style:family="paragraph" style:parent-style-name="Title">
      <style:paragraph-properties fo:padding="0in" fo:border="none"/>
      <style:text-properties fo:language="en" fo:country="US" officeooo:rsid="0009a37e" officeooo:paragraph-rsid="0009a37e"/>
    </style:style>
    <style:style style:name="P5" style:family="paragraph" style:parent-style-name="Standard">
      <style:text-properties fo:language="es" fo:country="VE"/>
    </style:style>
    <style:style style:name="P6" style:family="paragraph" style:parent-style-name="Standard">
      <style:paragraph-properties fo:text-align="justify" style:justify-single-word="false"/>
      <style:text-properties fo:language="es" fo:country="VE"/>
    </style:style>
    <style:style style:name="P7" style:family="paragraph" style:parent-style-name="Standard">
      <style:paragraph-properties fo:text-align="justify" style:justify-single-word="false"/>
      <style:text-properties fo:language="es" fo:country="VE" officeooo:paragraph-rsid="00320de8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Footnote">
      <style:text-properties officeooo:paragraph-rsid="001693eb"/>
    </style:style>
    <style:style style:name="P10" style:family="paragraph" style:parent-style-name="Abstract">
      <style:text-properties fo:language="en" fo:country="US"/>
    </style:style>
    <style:style style:name="P11" style:family="paragraph" style:parent-style-name="IndexTerms">
      <style:text-properties fo:language="en" fo:country="US"/>
    </style:style>
    <style:style style:name="P12" style:family="paragraph" style:parent-style-name="Text">
      <style:paragraph-properties fo:margin-left="0in" fo:margin-right="0in" fo:text-indent="0in" style:auto-text-indent="false"/>
    </style:style>
    <style:style style:name="P13" style:family="paragraph" style:parent-style-name="Text">
      <style:paragraph-properties fo:margin-left="0in" fo:margin-right="0in" fo:text-indent="0in" style:auto-text-indent="false"/>
      <style:text-properties fo:language="en" fo:country="US"/>
    </style:style>
    <style:style style:name="P14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fo:language="en" fo:country="US" officeooo:paragraph-rsid="000cb2ba"/>
    </style:style>
    <style:style style:name="P15" style:family="paragraph" style:parent-style-name="Text">
      <style:paragraph-properties fo:margin-left="0in" fo:margin-right="0in" fo:text-align="center" style:justify-single-word="false" fo:text-indent="0in" style:auto-text-indent="false"/>
      <style:text-properties fo:language="en" fo:country="US"/>
    </style:style>
    <style:style style:name="P16" style:family="paragraph" style:parent-style-name="Text">
      <style:paragraph-properties fo:margin-left="0in" fo:margin-right="0in" fo:text-align="center" style:justify-single-word="false" fo:text-indent="0in" style:auto-text-indent="false"/>
      <style:text-properties fo:language="en" fo:country="US" officeooo:paragraph-rsid="000cb2ba"/>
    </style:style>
    <style:style style:name="P17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fo:language="en" fo:country="US" officeooo:rsid="000cab81" officeooo:paragraph-rsid="000cb2ba" style:font-size-asian="28pt"/>
    </style:style>
    <style:style style:name="P18" style:family="paragraph" style:parent-style-name="Text">
      <style:paragraph-properties fo:margin-left="0in" fo:margin-right="0in" fo:text-indent="0in" style:auto-text-indent="false"/>
      <style:text-properties fo:language="en" fo:country="US" officeooo:rsid="002acbcd" officeooo:paragraph-rsid="002acbcd"/>
    </style:style>
    <style:style style:name="P19" style:family="paragraph" style:parent-style-name="Text">
      <style:paragraph-properties fo:margin-left="0in" fo:margin-right="0in" fo:text-indent="0in" style:auto-text-indent="false"/>
      <style:text-properties fo:language="en" fo:country="US" fo:font-style="normal" fo:font-weight="normal" officeooo:rsid="002691ba" officeooo:paragraph-rsid="002691ba" style:font-style-asian="normal" style:font-weight-asian="normal" style:font-weight-complex="normal"/>
    </style:style>
    <style:style style:name="P20" style:family="paragraph" style:parent-style-name="Text">
      <style:paragraph-properties fo:margin-left="0in" fo:margin-right="0in" fo:text-indent="0in" style:auto-text-indent="false"/>
      <style:text-properties officeooo:paragraph-rsid="002691ba"/>
    </style:style>
    <style:style style:name="P21" style:family="paragraph" style:parent-style-name="Text">
      <style:paragraph-properties fo:margin-left="0in" fo:margin-right="0in" fo:text-indent="0in" style:auto-text-indent="false"/>
      <style:text-properties officeooo:paragraph-rsid="0027dd59"/>
    </style:style>
    <style:style style:name="P22" style:family="paragraph" style:parent-style-name="Text">
      <style:paragraph-properties fo:margin-left="0in" fo:margin-right="0in" fo:text-indent="0in" style:auto-text-indent="false"/>
      <style:text-properties officeooo:rsid="002acbcd" officeooo:paragraph-rsid="002acbcd"/>
    </style:style>
    <style:style style:name="P23" style:family="paragraph" style:parent-style-name="Text">
      <style:paragraph-properties fo:margin-left="0in" fo:margin-right="0in" fo:text-indent="0in" style:auto-text-indent="false"/>
      <style:text-properties officeooo:rsid="002ca538" officeooo:paragraph-rsid="002ca538"/>
    </style:style>
    <style:style style:name="P24" style:family="paragraph" style:parent-style-name="Text">
      <style:paragraph-properties fo:margin-left="0in" fo:margin-right="0in" fo:text-indent="0in" style:auto-text-indent="false"/>
      <style:text-properties officeooo:rsid="0027dd59" officeooo:paragraph-rsid="0027dd59"/>
    </style:style>
    <style:style style:name="P25" style:family="paragraph" style:parent-style-name="Text">
      <style:paragraph-properties fo:margin-left="0in" fo:margin-right="0in" fo:text-indent="0in" style:auto-text-indent="false"/>
      <style:text-properties fo:language="es" fo:country="VE" officeooo:rsid="002a764f" officeooo:paragraph-rsid="0027dd59"/>
    </style:style>
    <style:style style:name="P26" style:family="paragraph" style:parent-style-name="Text">
      <style:paragraph-properties fo:margin-left="0in" fo:margin-right="0in" fo:text-indent="0in" style:auto-text-indent="false"/>
      <style:text-properties officeooo:paragraph-rsid="00346acc"/>
    </style:style>
    <style:style style:name="P27" style:family="paragraph" style:parent-style-name="Standard" style:master-page-name="Standard">
      <style:paragraph-properties fo:text-align="justify" style:justify-single-word="false" fo:orphans="0" fo:widows="0" style:page-number="auto"/>
      <style:text-properties fo:language="en" fo:country="US"/>
    </style:style>
    <style:style style:name="P28" style:family="paragraph" style:parent-style-name="Heading_20_1" style:list-style-name="WWNum2"/>
    <style:style style:name="P29" style:family="paragraph" style:parent-style-name="Heading_20_1" style:list-style-name="WWNum2">
      <style:text-properties fo:language="en" fo:country="US" officeooo:rsid="000c930e" officeooo:paragraph-rsid="000c930e"/>
    </style:style>
    <style:style style:name="P30" style:family="paragraph" style:parent-style-name="Heading_20_1" style:list-style-name="WWNum2">
      <style:text-properties fo:language="es" fo:country="VE" officeooo:paragraph-rsid="0031b7c8"/>
    </style:style>
    <style:style style:name="P31" style:family="paragraph" style:parent-style-name="Heading_20_1">
      <style:paragraph-properties fo:padding="0in" fo:border="none"/>
      <style:text-properties fo:language="es" fo:country="VE" officeooo:rsid="002a764f" officeooo:paragraph-rsid="00375244"/>
    </style:style>
    <style:style style:name="P32" style:family="paragraph" style:parent-style-name="Footnote" style:master-page-name="Converted2">
      <style:paragraph-properties style:page-number="auto"/>
    </style:style>
    <style:style style:name="P33" style:family="paragraph" style:parent-style-name="Text">
      <style:paragraph-properties fo:margin-left="0in" fo:margin-right="0in" fo:text-indent="0in" style:auto-text-indent="false"/>
      <style:text-properties officeooo:rsid="0039f6a8" officeooo:paragraph-rsid="0039f6a8"/>
    </style:style>
    <style:style style:name="P34" style:family="paragraph" style:parent-style-name="Text">
      <style:paragraph-properties fo:margin-left="0in" fo:margin-right="0in" fo:text-indent="0in" style:auto-text-indent="false"/>
      <style:text-properties officeooo:rsid="0039f6a8" officeooo:paragraph-rsid="003c9121"/>
    </style:style>
    <style:style style:name="P35" style:family="paragraph" style:parent-style-name="Text">
      <style:paragraph-properties fo:margin-left="0in" fo:margin-right="0in" fo:text-indent="0in" style:auto-text-indent="false"/>
      <style:text-properties officeooo:rsid="003bd844" officeooo:paragraph-rsid="003bd844"/>
    </style:style>
    <style:style style:name="P36" style:family="paragraph" style:parent-style-name="Text">
      <style:paragraph-properties fo:margin-left="0in" fo:margin-right="0in" fo:text-indent="0in" style:auto-text-indent="false"/>
      <style:text-properties officeooo:paragraph-rsid="0027dd59"/>
    </style:style>
    <style:style style:name="P37" style:family="paragraph" style:parent-style-name="Text">
      <style:paragraph-properties fo:margin-left="0in" fo:margin-right="0in" fo:text-indent="0in" style:auto-text-indent="false"/>
      <style:text-properties officeooo:rsid="0041ddb1" officeooo:paragraph-rsid="0041ddb1"/>
    </style:style>
    <style:style style:name="P38" style:family="paragraph" style:parent-style-name="Text">
      <style:paragraph-properties fo:margin-left="0in" fo:margin-right="0in" fo:text-indent="0in" style:auto-text-indent="false"/>
      <style:text-properties fo:font-style="italic" officeooo:rsid="0041ddb1" officeooo:paragraph-rsid="0041ddb1" style:font-style-asian="italic" style:font-style-complex="italic"/>
    </style:style>
    <style:style style:name="P39" style:family="paragraph" style:parent-style-name="Text">
      <style:paragraph-properties fo:margin-left="0in" fo:margin-right="0in" fo:text-indent="0in" style:auto-text-indent="false"/>
      <style:text-properties fo:font-style="italic" officeooo:rsid="0041ddb1" officeooo:paragraph-rsid="004bcce4" style:font-style-asian="italic" style:font-style-complex="italic"/>
    </style:style>
    <style:style style:name="P40" style:family="paragraph" style:parent-style-name="Text">
      <style:paragraph-properties fo:margin-left="0in" fo:margin-right="0in" fo:text-indent="0in" style:auto-text-indent="false"/>
      <style:text-properties fo:font-style="italic" officeooo:rsid="0041ddb1" officeooo:paragraph-rsid="00564fd0" style:font-style-asian="italic" style:font-style-complex="italic"/>
    </style:style>
    <style:style style:name="P41" style:family="paragraph" style:parent-style-name="Text">
      <style:paragraph-properties fo:margin-left="0in" fo:margin-right="0in" fo:text-indent="0in" style:auto-text-indent="false"/>
      <style:text-properties fo:font-style="italic" officeooo:rsid="0041ddb1" officeooo:paragraph-rsid="0041ddb1" fo:background-color="#dddddd" style:font-style-asian="italic" style:font-style-complex="italic"/>
    </style:style>
    <style:style style:name="P42" style:family="paragraph" style:parent-style-name="Text">
      <style:paragraph-properties fo:margin-left="0in" fo:margin-right="0in" fo:text-indent="0in" style:auto-text-indent="false"/>
      <style:text-properties fo:font-style="italic" officeooo:rsid="0041ddb1" officeooo:paragraph-rsid="004bcce4" fo:background-color="#dddddd" style:font-style-asian="italic" style:font-style-complex="italic"/>
    </style:style>
    <style:style style:name="P43" style:family="paragraph" style:parent-style-name="Text">
      <style:paragraph-properties fo:margin-left="0in" fo:margin-right="0in" fo:text-indent="0in" style:auto-text-indent="false"/>
      <style:text-properties officeooo:rsid="0039f6a8" officeooo:paragraph-rsid="0039f6a8" fo:background-color="#dddddd"/>
    </style:style>
    <style:style style:name="P44" style:family="paragraph" style:parent-style-name="Text">
      <style:paragraph-properties fo:margin-left="0in" fo:margin-right="0in" fo:text-indent="0in" style:auto-text-indent="false"/>
      <style:text-properties officeooo:paragraph-rsid="0027dd59" fo:background-color="#dddddd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language="es" fo:country="VE"/>
    </style:style>
    <style:style style:name="T4" style:family="text">
      <style:text-properties fo:language="es" fo:country="VE" officeooo:rsid="0014eb31"/>
    </style:style>
    <style:style style:name="T5" style:family="text">
      <style:text-properties fo:language="es" fo:country="VE" officeooo:rsid="001693eb"/>
    </style:style>
    <style:style style:name="T6" style:family="text">
      <style:text-properties fo:language="es" fo:country="VE" officeooo:rsid="0009a37e"/>
    </style:style>
    <style:style style:name="T7" style:family="text">
      <style:text-properties officeooo:rsid="000cb2ba" style:font-size-asian="28pt"/>
    </style:style>
    <style:style style:name="T8" style:family="text">
      <style:text-properties officeooo:rsid="000cab81" style:font-size-asian="28pt"/>
    </style:style>
    <style:style style:name="T9" style:family="text">
      <style:text-properties officeooo:rsid="0014eb31" style:font-size-asian="2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2ad91" style:font-weight-asian="bold" style:font-weight-complex="bold"/>
    </style:style>
    <style:style style:name="T12" style:family="text">
      <style:text-properties style:font-name="Times new roman" fo:language="es" fo:country="VE"/>
    </style:style>
    <style:style style:name="T13" style:family="text">
      <style:text-properties style:font-name="Times new roman" fo:language="es" fo:country="VE" officeooo:rsid="0009a37e"/>
    </style:style>
    <style:style style:name="T14" style:family="text">
      <style:text-properties officeooo:rsid="000c18c8"/>
    </style:style>
    <style:style style:name="T15" style:family="text">
      <style:text-properties fo:font-size="6pt" officeooo:rsid="000c18c8" style:font-size-asian="6pt" style:font-size-complex="6pt"/>
    </style:style>
    <style:style style:name="T16" style:family="text">
      <style:text-properties fo:font-size="6pt" officeooo:rsid="000e974a" style:font-size-asian="5.25pt" style:font-size-complex="6pt"/>
    </style:style>
    <style:style style:name="T17" style:family="text">
      <style:text-properties fo:font-style="italic" officeooo:rsid="000c18c8" style:font-style-asian="italic"/>
    </style:style>
    <style:style style:name="T18" style:family="text">
      <style:text-properties fo:font-style="italic" officeooo:rsid="000c7581" style:font-style-asian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language="en" fo:country="US" officeooo:rsid="0012ad91"/>
    </style:style>
    <style:style style:name="T23" style:family="text">
      <style:text-properties fo:language="en" fo:country="US" officeooo:rsid="00187238"/>
    </style:style>
    <style:style style:name="T24" style:family="text">
      <style:text-properties fo:language="en" fo:country="US" fo:font-style="normal" officeooo:rsid="00187238" style:font-style-asian="normal"/>
    </style:style>
    <style:style style:name="T25" style:family="text">
      <style:text-properties fo:language="en" fo:country="US" fo:font-style="normal" officeooo:rsid="0019230a" style:font-style-asian="normal"/>
    </style:style>
    <style:style style:name="T26" style:family="text">
      <style:text-properties fo:language="en" fo:country="US" fo:font-style="normal" officeooo:rsid="001b1dd4" style:font-style-asian="normal"/>
    </style:style>
    <style:style style:name="T27" style:family="text">
      <style:text-properties fo:language="en" fo:country="US" fo:font-style="normal" fo:font-weight="bold" officeooo:rsid="00187238" style:font-style-asian="normal" style:font-weight-asian="bold" style:font-weight-complex="bold"/>
    </style:style>
    <style:style style:name="T28" style:family="text">
      <style:text-properties fo:language="en" fo:country="US" fo:font-style="normal" fo:font-weight="bold" officeooo:rsid="002460f9" style:font-style-asian="normal" style:font-weight-asian="bold" style:font-weight-complex="bold"/>
    </style:style>
    <style:style style:name="T29" style:family="text">
      <style:text-properties fo:language="en" fo:country="US" fo:font-style="normal" fo:font-weight="bold" officeooo:rsid="00250d41" style:font-style-asian="normal" style:font-weight-asian="bold" style:font-weight-complex="bold"/>
    </style:style>
    <style:style style:name="T30" style:family="text">
      <style:text-properties fo:language="en" fo:country="US" fo:font-style="normal" fo:font-weight="bold" officeooo:rsid="002691ba" style:font-style-asian="normal" style:font-weight-asian="bold" style:font-weight-complex="bold"/>
    </style:style>
    <style:style style:name="T31" style:family="text">
      <style:text-properties fo:language="en" fo:country="US" fo:font-style="normal" fo:font-weight="normal" officeooo:rsid="0019230a" style:font-style-asian="normal" style:font-weight-asian="normal" style:font-weight-complex="normal"/>
    </style:style>
    <style:style style:name="T32" style:family="text">
      <style:text-properties fo:language="en" fo:country="US" fo:font-style="normal" fo:font-weight="normal" officeooo:rsid="00187238" style:font-style-asian="normal" style:font-weight-asian="normal" style:font-weight-complex="normal"/>
    </style:style>
    <style:style style:name="T33" style:family="text">
      <style:text-properties fo:language="en" fo:country="US" fo:font-style="normal" fo:font-weight="normal" officeooo:rsid="001970d8" style:font-style-asian="normal" style:font-weight-asian="normal" style:font-weight-complex="normal"/>
    </style:style>
    <style:style style:name="T34" style:family="text">
      <style:text-properties fo:language="en" fo:country="US" fo:font-style="normal" fo:font-weight="normal" officeooo:rsid="001b1dd4" style:font-style-asian="normal" style:font-weight-asian="normal" style:font-weight-complex="normal"/>
    </style:style>
    <style:style style:name="T35" style:family="text">
      <style:text-properties fo:language="en" fo:country="US" fo:font-style="normal" fo:font-weight="normal" officeooo:rsid="002283e9" style:font-style-asian="normal" style:font-weight-asian="normal" style:font-weight-complex="normal"/>
    </style:style>
    <style:style style:name="T36" style:family="text">
      <style:text-properties fo:language="en" fo:country="US" fo:font-style="normal" fo:font-weight="normal" officeooo:rsid="002460f9" style:font-style-asian="normal" style:font-weight-asian="normal" style:font-weight-complex="normal"/>
    </style:style>
    <style:style style:name="T37" style:family="text">
      <style:text-properties fo:language="en" fo:country="US" fo:font-style="normal" fo:font-weight="normal" officeooo:rsid="00250d41" style:font-style-asian="normal" style:font-weight-asian="normal" style:font-weight-complex="normal"/>
    </style:style>
    <style:style style:name="T38" style:family="text">
      <style:text-properties fo:language="en" fo:country="US" fo:font-style="normal" fo:font-weight="normal" officeooo:rsid="002691ba" style:font-style-asian="normal" style:font-weight-asian="normal" style:font-weight-complex="normal"/>
    </style:style>
    <style:style style:name="T39" style:family="text">
      <style:text-properties fo:language="en" fo:country="US" officeooo:rsid="002ca538"/>
    </style:style>
    <style:style style:name="T40" style:family="text">
      <style:text-properties officeooo:rsid="000cb2ba"/>
    </style:style>
    <style:style style:name="T41" style:family="text">
      <style:text-properties officeooo:rsid="000e974a"/>
    </style:style>
    <style:style style:name="T42" style:family="text">
      <style:text-properties officeooo:rsid="000ea6f1"/>
    </style:style>
    <style:style style:name="T43" style:family="text">
      <style:text-properties officeooo:rsid="0010a6c8"/>
    </style:style>
    <style:style style:name="T44" style:family="text">
      <style:text-properties officeooo:rsid="00113cba"/>
    </style:style>
    <style:style style:name="T45" style:family="text">
      <style:text-properties officeooo:rsid="0012ad91"/>
    </style:style>
    <style:style style:name="T46" style:family="text">
      <style:text-properties officeooo:rsid="002258f0"/>
    </style:style>
    <style:style style:name="T47" style:family="text">
      <style:text-properties officeooo:rsid="003bd844"/>
    </style:style>
    <style:style style:name="T48" style:family="text">
      <style:text-properties officeooo:rsid="0048585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center" style:horizontal-rel="page" fo:background-color="#ffffff" style:background-transparency="100%" draw:fill="solid" draw:fill-color="#ffffff" draw:opacity="0%" fo:padding="0in" fo:border="none"/>
    </style:style>
    <style:style style:name="fr3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 fo:column-gap="0.1665in">
          <style:column style:rel-width="32767*" fo:start-indent="0in" fo:end-indent="0.0835in"/>
          <style:column style:rel-width="32768*" fo:start-indent="0.083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7"><text:note text:id="ftn1" text:note-class="footnote"><text:note-citation text:label=""></text:note-citation><text:note-body><text:p text:style-name="P32"><text:span text:style-name="T4">This <text:s/></text:span><text:span text:style-name="T5">job has not been financed on any mode</text:span><text:span text:style-name="T3">. </text:span></text:p><text:p text:style-name="P9"><text:span text:style-name="T6">Mor</text:span><text:span text:style-name="T13">ó</text:span><text:span text:style-name="T6">n</text:span><text:span text:style-name="T3"> J. </text:span><text:span text:style-name="T5">Teacher Assitant at Computer Department </text:span><text:span text:style-name="T3">de la Universidad de Los Andes, Mérida, 5101 VEN (e-mail: </text:span><text:a xlink:type="simple" xlink:href="mailto:j.paredesm@ula.ve" text:style-name="Internet_20_link" text:visited-style-name="Visited_20_Internet_20_Link"><text:span text:style-name="Internet_20_link"><text:span text:style-name="T3">j</text:span></text:span></text:a><text:span text:style-name="Internet_20_link"><text:span text:style-name="T5">uandiegp17@gmail.com</text:span></text:span><text:span text:style-name="T5">)</text:span><text:span text:style-name="T3">.</text:span></text:p><text:p text:style-name="Footnote"/></text:note-body></text:note></text:p>
        <text:p text:style-name="P10"><draw:frame draw:style-name="fr2" draw:name="Frame1" text:anchor-type="paragraph" svg:y="0.0008in" svg:width="6.5in" draw:z-index="0"><draw:text-box fo:min-height="0.0161in"><text:p text:style-name="P4">Parametric Analysis of Second Order Systems of Linear Differential Equations</text:p></draw:text-box></draw:frame><draw:frame draw:style-name="fr3" draw:name="Frame2" text:anchor-type="paragraph" svg:x="1.0898in" svg:y="-0.148in" svg:width="6.3in" svg:height="0.1492in" draw:z-index="1"><draw:text-box><text:p text:style-name="P3"><text:span text:style-name="T3">Juan Diego Mor</text:span><text:span text:style-name="T12">ó</text:span><text:span text:style-name="T3">n <text:s/>Flores </text:span></text:p></draw:text-box></draw:frame><text:span text:style-name="T17">Summary</text:span>— <text:span text:style-name="T14">the general purpose of this report is to make an analysis of the parameters of second order systems of differential equations, starting from matrix A</text:span><text:span text:style-name="T15">2x2</text:span><text:span text:style-name="T14">, called characteristic matrix of the system, composed by four parameters and then analyzing and proving all the possible cases for equilibrium on a second order system with their respective restrictions.</text:span></text:p>
        <text:p text:style-name="P8"/>
        <text:p text:style-name="P11"><text:span text:style-name="T18">Key words</text:span>— <text:span text:style-name="T18">Equilibrium, characteristic matrix</text:span>.</text:p>
        <text:list xml:id="list1706003074" text:style-name="WWNum2">
          <text:list-header>
            <text:h text:style-name="P29" text:outline-level="1">Introduction </text:h>
          </text:list-header>
        </text:list>
        <text:p text:style-name="P14"><text:span text:style-name="T7">M</text:span><text:span text:style-name="T8">any </text:span><text:span text:style-name="T9">physical </text:span><text:span text:style-name="T8">systems are described by several differential equations. One of the most simple types </text:span><text:span text:style-name="T7">o</text:span><text:span text:style-name="T8">f such systems is a system of two linear differential equations that on a general form can be written as:</text:span></text:p>
        <text:p text:style-name="P17"/>
        <text:p text:style-name="P16"><text:span text:style-name="T40"><draw:frame draw:style-name="fr4" draw:name="Object1" text:anchor-type="as-char" svg:y="-0.2528in" svg:width="0.9752in" svg:height="0.4701in" draw:z-index="2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0"><text:tab/> <text:s text:c="14"/>(1.0)</text:span></text:p>
        <text:p text:style-name="P16"/>
        <text:p text:style-name="P13">here <text:span text:style-name="T41">X</text:span><text:span text:style-name="T16">1</text:span>(t) and <text:span text:style-name="T41">X</text:span><text:span text:style-name="T16">2</text:span>(t) are unknown functions of time t, and a, b, c, d are constants (parameters). System (1.<text:span text:style-name="T42">0</text:span>) by itself has many practically important applications, for example electrical circuits in physics, models in economics, etc. <text:span text:style-name="T43">We could also represent system (1.0) on its matricidal form:</text:span></text:p>
        <text:p text:style-name="P15"/>
        <text:p text:style-name="P15"><draw:frame draw:style-name="fr4" draw:name="Object35" text:anchor-type="as-char" svg:y="-0.252in" svg:width="3.3902in" svg:height="0.4201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text:s text:c="3"/><text:span text:style-name="T45">(1.1)</text:span></text:p>
        <text:p text:style-name="P13"/>
        <text:p text:style-name="P13">This matrix A has two rows and three columns. We will call this a matrix of the size 2 × <text:span text:style-name="T44">2</text:span>.</text:p>
        <text:p text:style-name="P13">Let us <text:span text:style-name="T45">introduce </text:span>a definition:</text:p>
        <text:p text:style-name="P13"><text:span text:style-name="T10">Definition 1:</text:span> A nonzero vector <text:span text:style-name="T11">v</text:span> and number <text:span text:style-name="T10">λ</text:span> are called an eigen vector and an eigen value of a square matrix A if they satisfy equation:</text:p>
        <text:p text:style-name="P15"><text:span text:style-name="T45"><draw:frame draw:style-name="fr4" draw:name="Object36" text:anchor-type="as-char" svg:y="-0.1484in" svg:width="0.5772in" svg:height="0.1839in" draw:z-index="6"><draw:object xlink:href="./Object 13" xlink:type="simple" xlink:show="embed" xlink:actuate="onLoad"/><draw:image xlink:href="./ObjectReplacements/Object 13" xlink:type="simple" xlink:show="embed" xlink:actuate="onLoad"/></draw:frame></text:span><text:span text:style-name="T45">(1.2)</text:span></text:p>
        <text:p text:style-name="P15"/>
        <text:p text:style-name="P13">Eigen vectors are not unique, and it is easy to see that if we multiply it by an arbitrary constant <text:span text:style-name="T10">k</text:span> we get another eigen vector corresponding to the same eigen value. Indeed by multiplying (1.<text:span text:style-name="T45">3</text:span>) by k we get:</text:p>
        <text:p text:style-name="P15"><draw:frame draw:style-name="fr4" draw:name="Object37" text:anchor-type="as-char" svg:y="-0.1484in" svg:width="0.7016in" svg:height="0.1839in" draw:z-index="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<text:p text:style-name="P15"/>
        <text:p text:style-name="P12"><text:span text:style-name="T20">therefore, we can say that </text:span><text:span text:style-name="T21">kv</text:span><text:span text:style-name="T20"> is also an eigen vector of (</text:span><text:span text:style-name="T22">1.</text:span><text:span text:style-name="T23">2</text:span><text:span text:style-name="T20">) corresponding to eigen value </text:span><text:span text:style-name="T21">λ</text:span><text:span text:style-name="T20">.</text:span></text:p>
        <text:p text:style-name="P18">Eigen values can be calculated as following:</text:p>
        <text:p text:style-name="P18"/>
        <text:p text:style-name="P18"/>
        <text:p text:style-name="P22"><text:span text:style-name="T20"><draw:frame draw:style-name="fr4" draw:name="Object3" text:anchor-type="as-char" svg:y="-0.172in" svg:width="2.5382in" svg:height="0.2193in" draw:z-index="8"><draw:object xlink:href="./Object 10" xlink:type="simple" xlink:show="embed" xlink:actuate="onLoad"/><draw:image xlink:href="./ObjectReplacements/Object 10" xlink:type="simple" xlink:show="embed" xlink:actuate="onLoad"/></draw:frame></text:span><text:span text:style-name="T20">(1.3)</text:span></text:p>
        <text:p text:style-name="P18"/>
        <text:p text:style-name="P23">finally solving (1.3) for <text:span text:style-name="T20"><text:s/></text:span><text:span text:style-name="T21">λ</text:span> we have:</text:p>
        <text:p text:style-name="P18"/>
        <text:p text:style-name="P22"><text:span text:style-name="T20"><draw:frame draw:style-name="fr4" draw:name="Object4" text:anchor-type="as-char" svg:y="-0.2965in" svg:width="2.5835in" svg:height="0.4453in" draw:z-index="9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9">(1.4)</text:span></text:p>
        <text:p text:style-name="P18"/>
        <text:p text:style-name="P20"><text:span text:style-name="T24">Let go back to system (1.0), if we solve this system by any method </text:span><text:span text:style-name="T26">with some initial conditions </text:span><text:span text:style-name="T26"><draw:frame draw:style-name="fr4" draw:name="Object46" text:anchor-type="as-char" svg:y="-0.152in" svg:width="1.3346in" svg:height="0.2134in" draw:z-index="20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6"><text:s/></text:span><text:span text:style-name="T24">we will find the explicit solution for the system </text:span><text:span text:style-name="T25">for</text:span><draw:frame draw:style-name="fr4" draw:name="Object2" text:anchor-type="as-char" svg:y="-0.1484in" svg:width="0.2201in" svg:height="0.2091in" draw:z-index="10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46">and</text:span><draw:frame draw:style-name="fr4" draw:name="Object43" text:anchor-type="as-char" svg:y="-0.1484in" svg:width="0.2201in" svg:height="0.2091in" draw:z-index="11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24">. Let us now consider a two dimensional coordinate system <text:s/>with </text:span><text:span text:style-name="T24"><draw:frame draw:style-name="fr4" draw:name="Object38" text:anchor-type="as-char" svg:y="-0.1484in" svg:width="0.4882in" svg:height="0.2091in" draw:z-index="1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4">the </text:span><text:span text:style-name="T24"><draw:frame draw:style-name="fr4" draw:name="Object39" text:anchor-type="as-char" svg:y="-0.1484in" svg:width="0.2201in" svg:height="0.2091in" draw:z-index="1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4">- axis for the variable </text:span><text:span text:style-name="T24"><draw:frame draw:style-name="fr4" draw:name="Object41" text:anchor-type="as-char" svg:y="-0.1484in" svg:width="0.2201in" svg:height="0.2091in" draw:z-index="14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4">and the - a</text:span><text:span text:style-name="T24"><draw:frame draw:style-name="fr4" draw:name="Object40" text:anchor-type="as-char" svg:y="-0.1484in" svg:width="0.2201in" svg:height="0.2091in" draw:z-index="16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24">xis for the variable . </text:span><text:span text:style-name="T24"><draw:frame draw:style-name="fr4" draw:name="Object42" text:anchor-type="as-char" svg:y="-0.1484in" svg:width="0.2201in" svg:height="0.2091in" draw:z-index="21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4">Such a coordinate system is called a </text:span><text:span text:style-name="T27">phase space</text:span><text:span text:style-name="T32">, </text:span><text:span text:style-name="T31">if we </text:span><text:span text:style-name="T34">plot</text:span><text:span text:style-name="T31"> the dynamic of </text:span><text:span text:style-name="T31"><draw:frame draw:style-name="fr4" draw:name="Object45" text:anchor-type="as-char" svg:y="-0.1484in" svg:width="0.2201in" svg:height="0.2091in" draw:z-index="4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31"><text:s text:c="2"/></text:span><text:span text:style-name="T33">vs</text:span><text:span text:style-name="T34"><draw:frame draw:style-name="fr4" draw:name="Object44" text:anchor-type="as-char" svg:y="-0.1484in" svg:width="0.2201in" svg:height="0.2091in" draw:z-index="15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5">we w</text:span><text:span text:style-name="T34">ill get a unique </text:span><text:span text:style-name="T35">trajectory </text:span><text:span text:style-name="T36">according with </text:span><text:span text:style-name="T28">Existences and Uniqueness Theorem</text:span><text:span text:style-name="T35">, </text:span><text:span text:style-name="T37">then if we plot several trajectories with several initial con<text:tab/>conditions we will get a complete </text:span><text:span text:style-name="T29">phase portrait</text:span><text:span text:style-name="T37"> of the system, that is a representative set of system solutions.</text:span></text:p>
        <text:p text:style-name="P19">It is necessary to introduce another definition.</text:p>
        <text:p text:style-name="P20"><text:span text:style-name="T30">definition 2:</text:span><text:span text:style-name="T37"> </text:span><text:span text:style-name="T38">E</text:span><text:span text:style-name="T34">quilibria </text:span><text:span text:style-name="T38">are</text:span><text:span text:style-name="T34"> points where our system is stationary: placed at an equilibrium point the system will stay there forever. Mathematically equilibria </text:span><text:span text:style-name="T38">points for second order systems </text:span><text:span text:style-name="T34">it is required that at the equilibrium point both variables <text:s/></text:span><text:span text:style-name="T34"><draw:frame draw:style-name="fr4" draw:name="Object47" text:anchor-type="as-char" svg:y="-0.1484in" svg:width="0.2201in" svg:height="0.2091in" draw:z-index="17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4">and <text:s/></text:span><text:span text:style-name="T34"><draw:frame draw:style-name="fr4" draw:name="Object48" text:anchor-type="as-char" svg:y="-0.1484in" svg:width="0.2201in" svg:height="0.2091in" draw:z-index="1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4">do not change their values, i.e. both <text:s/></text:span><draw:frame draw:style-name="fr4" draw:name="Object49" text:anchor-type="as-char" svg:y="-0.1484in" svg:width="0.9543in" svg:height="0.2091in" draw:z-index="19"><draw:object xlink:href="./Object 60" xlink:type="simple" xlink:show="embed" xlink:actuate="onLoad"/><draw:image xlink:href="./ObjectReplacements/Object 60" xlink:type="simple" xlink:show="embed" xlink:actuate="onLoad"/><svg:desc>formula</svg:desc></draw:frame>.</text:p>
        <text:p text:style-name="P24">In order to analyze those equilibria points ans their behavior it is necessary to study eigen values of the matrix A. </text:p>
        <text:p text:style-name="P21"/>
        <text:h text:style-name="P31" text:outline-level="1" text:is-list-header="true">Analysis of diferent cases <text:s/>of equilibrium behavior</text:h>
        <text:p text:style-name="P21"/>
        <text:p text:style-name="P33">1.- <text:s text:c="3"/><text:span text:style-name="T10">Spiral Sink</text:span> <draw:frame draw:style-name="fr4" draw:name="Object6" text:anchor-type="as-char" svg:y="-0.1429in" svg:width="1.9465in" svg:height="0.1929in" draw:z-index="24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text:p text:style-name="P33"><text:tab/><text:span text:style-name="T19">result: </text:span></text:p>
        <text:p text:style-name="P43">(a &lt; 0 &amp;&amp; ((b &lt; 0 &amp;&amp; ((0 &lt; c &lt;= -(a^2/b) &amp;&amp; a - 2 Sqrt[-bc] &lt; d &lt; a + 2 Sqrt[-b c]) || (c &gt; -(a^2/b) &amp;&amp; a - 2 Sqrt[-b c] &lt; d &lt; -a))) || (b &gt; 0 &amp;&amp; ((c &lt;= -(a^2/b) &amp;&amp; a - 2 Sqrt[-b c] &lt; d &lt; -a) || (-(a^2/b) &lt; c &lt; 0 &amp;&amp; a - 2 Sqrt[-b c] &lt; d &lt; a + 2 Sqrt[-b c]))))) || (a &gt;= 0 &amp;&amp; ((b &lt; 0 &amp;&amp; c &gt; -(a^2/b) &amp;&amp; a - 2 Sqrt[-b c] &lt; d &lt; -a) || (b &gt; 0 &amp;&amp; c &lt; -(a^2/b) &amp;&amp; a - 2 Sqrt[-b c] &lt; d &lt; -a)))</text:p>
        <text:p text:style-name="P21"/>
        <text:p text:style-name="P21"/>
        <text:p text:style-name="P21"/>
        <text:p text:style-name="P21"/>
        <text:p text:style-name="P21"/>
        <text:p text:style-name="P35"><text:soft-page-break/>2.-<text:span text:style-name="T10">Nodal Sink</text:span> <draw:frame draw:style-name="fr4" draw:name="Object5" text:anchor-type="as-char" svg:y="-0.1429in" svg:width="2.4728in" svg:height="0.1929in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text:p text:style-name="P34"><text:span text:style-name="T19"><text:tab/>result: </text:span></text:p>
        <text:p text:style-name="P44">(a &lt; 0 &amp;&amp; ((b &lt; 0 &amp;&amp; ((c &lt; 0 &amp;&amp; d &lt; (b c)/a) || (0 &lt;= c &lt; -(a^2/b) &amp;&amp; (d &lt; a - 2 Sqrt[-b c] || a + 2 Sqrt[-b c] &lt; d &lt; (b c)/a)) || (c &gt;= -(a^2/b) &amp;&amp; d &lt; a - 2 Sqrt[-b c]))) || (b == 0 &amp;&amp; (d &lt; a || a &lt; d &lt; 0)) || (b &gt; 0 &amp;&amp; ((c &lt;= -(a^2/b) &amp;&amp; d &lt; a - 2 Sqrt[-b c]) || (-(a^2/b) &lt; c &lt;= 0 &amp;&amp; (d &lt; a - 2 Sqrt[-b c] || a + 2 Sqrt[-b c] &lt; d &lt; (b c)/a)) || (c &gt; 0 &amp;&amp; d &lt; (b c)/a))))) || (a == 0 &amp;&amp; ((b &lt; 0 &amp;&amp; c &gt; 0 &amp;&amp; d &lt; -2 Sqrt[-b c]) || (b &gt; 0 &amp;&amp; c &lt; 0 &amp;&amp; d &lt; -2 Sqrt[-b c]))) || (a &gt; 0 &amp;&amp; ((b &lt; 0 &amp;&amp; c &gt; -(a^2/b) &amp;&amp; (b c)/a &lt; d &lt; a - 2 Sqrt[-b c]) || (b &gt; 0 &amp;&amp; c &lt; -(a^2/b) &amp;&amp; (b c)/a &lt; d &lt; a - 2 Sqrt[-b c])))</text:p>
        <text:p text:style-name="P21"/>
        <text:p text:style-name="P37">3.- <text:span text:style-name="T10">Spiral Source </text:span><text:span text:style-name="T10"><draw:frame draw:style-name="fr4" draw:name="Object9" text:anchor-type="as-char" svg:y="-0.1429in" svg:width="1.9465in" svg:height="0.1929in" draw:z-index="25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<text:p text:style-name="P38"><text:tab/>result:</text:p>
        <text:p text:style-name="P41">(a &lt;= 0 &amp;&amp; ((b &lt; 0 &amp;&amp; c &gt; -(a^2/b) &amp;&amp; -a &lt; d &lt; a + 2 Sqrt[-b c]) || (b &gt; 0 &amp;&amp; c &lt; -(a^2/b) &amp;&amp; -a &lt; d &lt; a + 2 Sqrt[-b c]))) || (a &gt; 0 &amp;&amp; ((b &lt; 0 &amp;&amp; ((0 &lt; c &lt; -(a^2/b) &amp;&amp; a - 2 Sqrt[-b c] &lt; d &lt; a + 2 Sqrt[-b c]) || (c &gt;= -(a^2/b) &amp;&amp; -a &lt; d &lt; a + 2 Sqrt[-b c]))) || (b &gt; 0 &amp;&amp; ((c &lt;= -(a^2/b) &amp;&amp; -a &lt; d &lt; a + 2 Sqrt[-b c]) || (-(a^2/b) &lt; c &lt; 0 &amp;&amp; a - 2 Sqrt[-b c] &lt; d &lt; a + 2 Sqrt[-b c])))))</text:p>
        <text:p text:style-name="P38"/>
        <text:p text:style-name="P40"><text:span text:style-name="T48">4.-</text:span><text:span text:style-name="T10">Nodal Source</text:span></text:p>
        <text:p text:style-name="P40"><draw:frame draw:style-name="fr4" draw:name="Object7" text:anchor-type="as-char" svg:y="-0.1429in" svg:width="2.4728in" svg:height="0.1929in" draw:z-index="2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text:p text:style-name="P39"><text:tab/>result:</text:p>
        <text:p text:style-name="P42">(a &lt; 0 &amp;&amp; ((b &lt; 0 &amp;&amp; c &gt; -(a^2/b) &amp;&amp; a + 2 Sqrt[-b c] &lt; d &lt; (b c)/a) || (b &gt; 0 &amp;&amp; c &lt; -(a^2/b) &amp;&amp; a + 2 Sqrt[-b c] &lt; d &lt; (b c)/a))) || (a == 0 &amp;&amp; ((b &lt; 0 &amp;&amp; c &gt; 0 &amp;&amp; d &gt; 2 Sqrt[-b c]) || (b &gt; 0 &amp;&amp; c &lt; 0 &amp;&amp; d &gt; 2 Sqrt[-b c]))) || (a &gt; 0 &amp;&amp; ((b &lt; 0 &amp;&amp; ((c &lt; 0 &amp;&amp; d &gt; (b c)/a) || (0 &lt;= c &lt; -(a^2/b) &amp;&amp; ((b c)/a &lt; d &lt; a - 2 Sqrt[-b c] || d &gt; a + 2 Sqrt[-b c])) || (c &gt;= -(a^2/b) &amp;&amp; d &gt; a + 2 Sqrt[-b c]))) || (b == 0 &amp;&amp; (0 &lt; d &lt; a || d &gt; a)) || (b &gt; 0 &amp;&amp; ((c &lt;= -(a^2/b) &amp;&amp; d &gt; a + 2 Sqrt[-b c]) || (-(a^2/b) &lt; c &lt;= 0 &amp;&amp; ((b c)/a &lt; d &lt; a - 2 Sqrt[-b c] || d &gt; a + 2 Sqrt[-b c])) || (c &gt; 0 &amp;&amp; d &gt; (b c)/a)))))</text:p>
        <text:p text:style-name="P21"/>
        <text:p text:style-name="P21"/>
        <text:p text:style-name="P21"/>
        <text:p text:style-name="P26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5"/>
        <text:p text:style-name="P7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list xml:id="list428342651150" text:continue-numbering="true" text:style-name="WWNum2">
          <text:list-header>
            <text:h text:style-name="P30" text:outline-level="1">Conclusiones y recomendaciones</text:h>
          </text:list-header>
        </text:list>
        <text:p text:style-name="P5"/>
        <text:list xml:id="list427798130838" text:continue-numbering="true" text:style-name="WWNum2">
          <text:list-header>
            <text:h text:style-name="P28" text:outline-level="1">Referencias</text:h>
          </text:list-header>
        </text:list>
        <text:h text:style-name="Heading_20_1" text:outline-level="1" text:is-list-header="true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555in" loext:contextual-spacing="false" fo:text-align="center" style:justify-single-word="false" fo:keep-with-next="always"/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417in" loext:contextual-spacing="false" fo:keep-with-next="always"/>
      <style:text-properties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25in" fo:margin-right="0in" fo:text-indent="0in" style:auto-text-indent="false" fo:keep-with-next="always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5in" fo:margin-right="0in" fo:text-indent="0in" style:auto-text-indent="false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75in" fo:margin-right="0in" fo:text-indent="0in" style:auto-text-indent="false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5in" fo:margin-right="0in" fo:text-indent="0in" style:auto-text-indent="false" fo:keep-with-next="always"/>
      <style:text-properties fo:font-style="italic" style:font-style-asian="italic"/>
    </style:style>
    <style:style style:name="Abstract" style:family="paragraph" style:parent-style-name="Standard" style:next-style-name="Standard" style:default-outline-level="">
      <style:paragraph-properties fo:margin-left="0in" fo:margin-right="0in" fo:margin-top="0.0138in" fo:margin-bottom="0in" loext:contextual-spacing="false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Authors" style:family="paragraph" style:parent-style-name="Standard" style:next-style-name="Standard" style:default-outline-level="">
      <style:paragraph-properties fo:margin-top="0in" fo:margin-bottom="0.222in" loext:contextual-spacing="false" fo:text-align="center" style:justify-single-word="false"/>
      <style:text-properties fo:font-size="11pt" style:font-size-asian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size="24pt" style:letter-kerning="true" style:font-size-asian="24pt"/>
    </style:style>
    <style:style style:name="Footnote" style:family="paragraph" style:parent-style-name="Standard" style:default-outline-level="" style:class="extra">
      <style:paragraph-properties fo:margin-left="0in" fo:margin-right="0in" fo:text-align="justify" style:justify-single-word="false" fo:text-indent="0.1665in" style:auto-text-indent="false"/>
      <style:text-properties fo:font-size="8pt" style:font-size-asian="8pt"/>
    </style:style>
    <style:style style:name="References" style:family="paragraph" style:parent-style-name="List_20_Number" style:default-outline-level="">
      <style:paragraph-properties fo:margin-left="0in" fo:margin-right="0in" fo:text-align="justify" style:justify-single-word="false" fo:text-indent="0in" style:auto-text-indent="false"/>
      <style:text-properties fo:font-size="8pt" style:font-size-asian="8pt"/>
    </style:style>
    <style:style style:name="List_20_Number" style:display-name="List Number" style:family="paragraph" style:parent-style-name="Standard" style:default-outline-level="">
      <style:paragraph-properties fo:margin-left="0.25in" fo:margin-right="0in" fo:text-indent="-0.25in" style:auto-text-indent="false"/>
    </style:style>
    <style:style style:name="IndexTerms" style:family="paragraph" style:parent-style-name="Standard" style:next-style-name="Standard" style:default-outline-level="">
      <style:paragraph-properties fo:margin-left="0in" fo:margin-right="0in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Theorem" style:family="paragraph" style:parent-style-name="Heading_20_3" style:default-outline-level="" style:list-style-name=""/>
    <style:style style:name="Lemma" style:family="paragraph" style:parent-style-name="Heading_20_3" style:default-outline-level="" style:list-style-name="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line-height="94%" fo:text-align="justify" style:justify-single-word="false" fo:text-indent="0.15in" style:auto-text-indent="false">
        <style:tab-stops>
          <style:tab-stop style:position="-0.5in"/>
          <style:tab-stop style:position="0in"/>
          <style:tab-stop style:position="0.15in"/>
          <style:tab-stop style:position="0.25in"/>
          <style:tab-stop style:position="0.5862in"/>
          <style:tab-stop style:position="1in"/>
          <style:tab-stop style:position="1.5in"/>
          <style:tab-stop style:position="2in"/>
          <style:tab-stop style:position="2.4in"/>
          <style:tab-stop style:position="2.9862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8pt" style:font-size-asian="8pt"/>
    </style:style>
    <style:style style:name="Text" style:family="paragraph" style:parent-style-name="Standard" style:default-outline-level="" style:class="extra">
      <style:paragraph-properties fo:margin-left="0in" fo:margin-right="0in" fo:line-height="105%" fo:text-align="justify" style:justify-single-word="false" fo:orphans="0" fo:widows="0" fo:text-indent="0.1665in" style:auto-text-indent="false"/>
    </style:style>
    <style:style style:name="Figure_20_Caption" style:display-name="Figure Caption" style:family="paragraph" style:parent-style-name="Standard" style:default-outline-level="">
      <style:paragraph-properties fo:text-align="justify" style:justify-single-word="false"/>
      <style:text-properties fo:font-size="8pt" style:font-size-asian="8pt"/>
    </style:style>
    <style:style style:name="Table_20_Title" style:display-name="Table Title" style:family="paragraph" style:parent-style-name="Standard" style:default-outline-level="">
      <style:paragraph-properties fo:text-align="center" style:justify-single-word="false"/>
      <style:text-properties fo:font-variant="small-caps" fo:font-size="8pt" style:font-size-asian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iography" style:family="paragraph" style:parent-style-name="Plain_20_Text" style:default-outline-level="">
      <style:paragraph-properties fo:margin-top="0.1665in" fo:margin-bottom="0in" loext:contextual-spacing="false" fo:text-align="justify" style:justify-single-word="false"/>
      <style:text-properties style:font-name="Times New Roman" fo:font-family="'Times New Roman'" style:font-family-generic="roman" style:font-pitch="variable" fo:font-size="8pt" style:font-size-asian="8pt"/>
    </style:style>
    <style:style style:name="Biography_20_Body" style:display-name="Biography Body" style:family="paragraph" style:parent-style-name="Biography" style:default-outline-level="">
      <style:paragraph-properties fo:margin-left="0in" fo:margin-right="0in" fo:margin-top="0in" fo:margin-bottom="0in" loext:contextual-spacing="false" fo:text-indent="0.1665in" style:auto-text-indent="false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 fo:orphans="0" fo:widows="0"/>
      <style:text-properties style:font-name="Arial" fo:font-family="Arial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style:font-name="Calibri" fo:font-family="Calibri" style:font-family-generic="roman" style:font-pitch="variable" fo:font-size="11pt" fo:letter-spacing="0.0102in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MemberType" style:family="text"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ff"/>
    </style:style>
    <style:style style:name="FollowedHyperlink" style:family="text">
      <style:text-properties fo:color="#800080"/>
    </style:style>
    <style:style style:name="page_20_number" style:display-name="page number" style:family="text" style:parent-style-name="Default_20_Paragraph_20_Font"/>
    <style:style style:name="Strong" style:family="text">
      <style:text-properties fo:font-weight="bold" style:font-weight-asian="bold"/>
    </style:style>
    <style:style style:name="Texto_20_nota_20_pie_20_Car" style:display-name="Texto nota pie Car" style:family="text" style:parent-style-name="Default_20_Paragraph_20_Font">
      <style:text-properties fo:font-size="8pt" style:font-size-asian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1_20_Car" style:display-name="Título 1 Car" style:family="text" style:parent-style-name="Default_20_Paragraph_20_Font">
      <style:text-properties fo:font-variant="small-caps" style:letter-kerning="true"/>
    </style:style>
    <style:style style:name="Título_20_2_20_Car" style:display-name="Título 2 Car" style:family="text" style:parent-style-name="Default_20_Paragraph_20_Font">
      <style:text-properties fo:font-style="italic" style:font-style-asian="italic"/>
    </style:style>
    <style:style style:name="Título_20_3_20_Car" style:display-name="Título 3 Car" style:family="text" style:parent-style-name="Default_20_Paragraph_20_Font">
      <style:text-properties fo:font-style="italic" style:font-style-asian="italic"/>
    </style:style>
    <style:style style:name="Título_20_Car" style:display-name="Título Car" style:family="text" style:parent-style-name="Default_20_Paragraph_20_Font">
      <style:text-properties fo:font-size="24pt" style:letter-kerning="true" style:font-size-asian="24pt"/>
    </style:style>
    <style:style style:name="Subtítulo_20_Car" style:display-name="Subtítulo Car" style:family="text" style:parent-style-name="Default_20_Paragraph_20_Font">
      <style:text-properties fo:color="#5a5a5a" style:font-name="Calibri" fo:font-family="Calibri" style:font-family-generic="roman" style:font-pitch="variable" fo:font-size="11pt" fo:letter-spacing="0.0102in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8pt" fo:font-weight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font-weight="normal" style:font-weight-asian="normal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outline-level-style>
      <text:outline-level-style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8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MP2" style:family="paragraph" style:parent-style-name="Header">
      <style:paragraph-properties fo:padding="0in" fo:border="none"/>
    </style:style>
    <style:style style:name="MT1" style:family="text">
      <style:text-properties fo:font-size="8pt" style:font-size-asian="8pt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3752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17in" fo:margin-left="0in" fo:margin-right="0in" fo:margin-bottom="0.25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6665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3" text:anchor-type="paragraph" svg:y="0.0008in" draw:z-index="3"><draw:text-box fo:min-height="0.0161in" fo:min-width="0.0161in"><text:p text:style-name="MP2"><text:span text:style-name="page_20_number"><text:span text:style-name="MT1"><text:page-number text:select-page="current">1</text:page-number></text:span></text:span></text:p></draw:text-box></draw:frame></text:p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3" style:next-style-name="Converted2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iodicals</meta:initial-creator>
    <meta:editing-cycles>200</meta:editing-cycles>
    <meta:print-date>2018-06-22T05:17:00</meta:print-date>
    <meta:creation-date>2016-10-15T21:17:00</meta:creation-date>
    <dc:date>2018-11-07T00:02:47.533366473</dc:date>
    <meta:editing-duration>P1DT10H47M49S</meta:editing-duration>
    <meta:generator>LibreOffice/6.0.6.2$Linux_X86_64 LibreOffice_project/00m0$Build-2</meta:generator>
    <meta:document-statistic meta:table-count="0" meta:image-count="0" meta:object-count="23" meta:page-count="2" meta:paragraph-count="44" meta:word-count="1144" meta:character-count="5146" meta:non-whitespace-character-count="3998"/>
    <meta:user-defined meta:name="AppVersion">16.0000</meta:user-defined>
    <meta:user-defined meta:name="Company">IE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1976721638</meta:user-defined>
    <meta:user-defined meta:name="_AuthorEmail" meta:value-type="string">jhnelson@tva.gov</meta:user-defined>
    <meta:user-defined meta:name="_AuthorEmailDisplayName" meta:value-type="string">Nelson, Jeffrey H</meta:user-defined>
    <meta:user-defined meta:name="_EmailSubject" meta:value-type="string">New Conference paper template and revised transactions paper template</meta:user-defined>
    <meta:user-defined meta:name="_NewReviewCycle" meta:value-type="string"/>
    <meta:user-defined meta:name="_ReviewingToolsShownOnce" meta:value-type="string"/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λ</mi>
        <mn>1,2</mn>
      </msub>
      <mo stretchy="false">=</mo>
      <mrow>
        <mfrac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frac>
        <mo stretchy="false">±</mo>
        <mfrac>
          <msqrt>
            <mrow>
              <mo fence="true" stretchy="fals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i>a</mi>
                            <mo stretchy="false">+</mo>
                            <mi>d</mi>
                          </mrow>
                        </mrow>
                        <mo fence="true" stretchy="false">)</mo>
                      </mrow>
                      <mn>2</mn>
                    </msup>
                    <mo stretchy="false">−</mo>
                    <mn>4</mn>
                  </mrow>
                  <mrow>
                    <mo fence="true" stretchy="false">(</mo>
                    <mrow>
                      <mrow>
                        <mi mathvariant="italic">ad</mi>
                        <mo stretchy="false">−</mo>
                        <mi mathvariant="italic">bc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sqrt>
          <mn>2</mn>
        </mfrac>
      </mrow>
    </mrow>
    <annotation encoding="StarMath 5.0">λ_1,2 = {(a + d)} over {2}+- {Sqrt((a + d)^2 - 4 (ad - bc))} over {2}</annotation>
  </semantics>
</math>
</file>

<file path=Object 10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row>
              <mi>A</mi>
              <mo stretchy="false">−</mo>
              <mi mathvariant="italic">Iλ</mi>
            </mrow>
          </mrow>
          <mo fence="true" stretchy="false">)</mo>
        </mrow>
        <mo stretchy="false">=</mo>
        <mrow>
          <msup>
            <mi>λ</mi>
            <mn>2</mn>
          </msup>
          <mo stretchy="false">−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</mrow>
      <mrow>
        <mi>λ</mi>
        <mo stretchy="false">+</mo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</mrow>
    </mrow>
    <annotation encoding="StarMath 5.0">Det (A - Iλ) = λ ^ 2 - (a + d)λ  + (ad - bc)</annotation>
  </semantics>
</math>
</file>

<file path=Object 13/content.xml><?xml version="1.0" encoding="utf-8"?>
<math xmlns="http://www.w3.org/1998/Math/MathML" display="block">
  <semantics>
    <mrow>
      <mi mathvariant="italic">Av</mi>
      <mo stretchy="false">=</mo>
      <mi mathvariant="italic">λv</mi>
    </mrow>
    <annotation encoding="StarMath 5.0">Av = λv</annotation>
  </semantics>
</math>
</file>

<file path=Object 15/content.xml><?xml version="1.0" encoding="utf-8"?>
<math xmlns="http://www.w3.org/1998/Math/MathML" display="block">
  <semantics>
    <mrow>
      <mi mathvariant="italic">kAv</mi>
      <mo stretchy="false">=</mo>
      <mi mathvariant="italic">kλv</mi>
    </mrow>
    <annotation encoding="StarMath 5.0">kAv = kλv</annotation>
  </semantics>
</math>
</file>

<file path=Object 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gt;</mo>
        <mrow>
          <mn>0</mn>
          <mo stretchy="false">∧</mo>
          <msub>
            <mi>λ</mi>
            <mn>1</mn>
          </msub>
        </mrow>
      </mrow>
      <mrow>
        <msub>
          <mi>λ</mi>
          <mn>2</mn>
        </msub>
        <mo stretchy="false">&gt;</mo>
        <mrow>
          <mrow>
            <mn>0</mn>
            <mo stretchy="false">∧</mo>
            <msub>
              <mi>λ</mi>
              <mn>1</mn>
            </msub>
          </mrow>
          <mo stretchy="false">+</mo>
          <msub>
            <mi>λ</mi>
            <mn>2</mn>
          </msub>
        </mrow>
        <mo stretchy="false">&lt;</mo>
        <mn>0</mn>
      </mrow>
    </mrow>
    <annotation encoding="StarMath 5.0">(a+d)^2-4(ad-bc) &gt; 0  and λ_1 λ_2 &gt; 0 and λ_1 + λ_2 &lt; 0</annotation>
  </semantics>
</math>
</file>

<file path=Object 23/content.xml><?xml version="1.0" encoding="utf-8"?>
<math xmlns="http://www.w3.org/1998/Math/MathML" display="block">
  <semantics>
    <mrow>
      <msub>
        <mi mathvariant="italic">Ox</mi>
        <mn>1</mn>
      </msub>
      <msub>
        <mi>x</mi>
        <mn>2</mn>
      </msub>
    </mrow>
    <annotation encoding="StarMath 5.0">Ox_1 x_2</annotation>
  </semantics>
</math>
</file>

<file path=Object 2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lt;</mo>
        <mrow>
          <mrow>
            <mn>0</mn>
            <mo stretchy="false">∧</mo>
            <msub>
              <mi>λ</mi>
              <mn>1</mn>
            </msub>
          </mrow>
          <mo stretchy="false">+</mo>
          <msub>
            <mi>λ</mi>
            <mn>2</mn>
          </msub>
        </mrow>
        <mo stretchy="false">&lt;</mo>
        <mn>0</mn>
      </mrow>
    </mrow>
    <annotation encoding="StarMath 5.0">(a+d)^2-4(ad-bc) &lt; 0 and λ_1 + λ_2 &lt; 0</annotation>
  </semantics>
</math>
</file>

<file path=Object 3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9/content.xml><?xml version="1.0" encoding="utf-8"?>
<math xmlns="http://www.w3.org/1998/Math/MathML" display="block">
  <semantics>
    <mrow>
      <msub>
        <mi>x</mi>
        <mn>1</mn>
      </msub>
      <mrow>
        <mrow>
          <mo fence="true" stretchy="false">(</mo>
          <mrow>
            <mn>0</mn>
          </mrow>
          <mo fence="true" stretchy="false">)</mo>
        </mrow>
        <mo stretchy="false">=</mo>
        <mi>a</mi>
      </mrow>
      <mi>,</mi>
      <msub>
        <mi>x</mi>
        <mn>2</mn>
      </msub>
      <mrow>
        <mrow>
          <mo fence="true" stretchy="false">(</mo>
          <mrow>
            <mn>0</mn>
          </mrow>
          <mo fence="true" stretchy="false">)</mo>
        </mrow>
        <mo stretchy="false">=</mo>
        <mi>b</mi>
      </mrow>
    </mrow>
    <annotation encoding="StarMath 5.0">x_1( 0 ) = a, x_2( 0 ) = b</annotation>
  </semantics>
</math>
</file>

<file path=Object 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gt;</mo>
        <mrow>
          <mn>0</mn>
          <mo stretchy="false">∧</mo>
          <msub>
            <mi>λ</mi>
            <mn>1</mn>
          </msub>
        </mrow>
      </mrow>
      <mrow>
        <msub>
          <mi>λ</mi>
          <mn>2</mn>
        </msub>
        <mo stretchy="false">&gt;</mo>
        <mrow>
          <mrow>
            <mn>0</mn>
            <mo stretchy="false">∧</mo>
            <msub>
              <mi>λ</mi>
              <mn>1</mn>
            </msub>
          </mrow>
          <mo stretchy="false">+</mo>
          <msub>
            <mi>λ</mi>
            <mn>2</mn>
          </msub>
        </mrow>
        <mo stretchy="false">&gt;</mo>
        <mn>0</mn>
      </mrow>
    </mrow>
    <annotation encoding="StarMath 5.0">(a+d)^2-4(ad-bc) &gt; 0  and λ_1 λ_2 &gt; 0 and λ_1 + λ_2 &gt; 0</annotation>
  </semantics>
</math>
</file>

<file path=Object 49/content.xml><?xml version="1.0" encoding="utf-8"?>
<math xmlns="http://www.w3.org/1998/Math/MathML" display="block">
  <semantics>
    <mover accent="true">
      <msub>
        <mi>x</mi>
        <mn>1</mn>
      </msub>
      <mo stretchy="false">˙</mo>
    </mover>
    <annotation encoding="StarMath 5.0">dot x_1</annotation>
  </semantics>
</math>
</file>

<file path=Object 5/content.xml><?xml version="1.0" encoding="utf-8"?>
<math xmlns="http://www.w3.org/1998/Math/MathML" display="block">
  <semantics>
    <mrow>
      <mrow>
        <mover accent="true">
          <mi>X</mi>
          <mo stretchy="false">˙</mo>
        </mover>
        <mo stretchy="false">=</mo>
        <mi mathvariant="italic">AX</mi>
      </mrow>
      <mi>;</mi>
      <mi mathvariant="italic">where</mi>
      <mrow>
        <mi>A</mi>
        <mo stretchy="false">=</mo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stretchy="true">]</mo>
        </mrow>
      </mrow>
      <mover accent="true">
        <mi>X</mi>
        <mo stretchy="false">˙</mo>
      </mover>
      <mi>,</mi>
      <mi>X</mi>
      <mi mathvariant="italic">are</mi>
      <mi mathvariant="italic">vectors</mi>
      <mi mathvariant="italic">of</mi>
      <mn>2</mn>
      <mi>x</mi>
      <mn>1</mn>
    </mrow>
    <annotation encoding="StarMath 5.0">dot X = AX ; where A = left[matrix{a#b##c#d}right] dot X, X are vectors of 2x1
</annotation>
  </semantics>
</math>
</file>

<file path=Object 59/content.xml><?xml version="1.0" encoding="utf-8"?>
<math xmlns="http://www.w3.org/1998/Math/MathML" display="block">
  <semantics>
    <mover accent="true">
      <msub>
        <mi>x</mi>
        <mn>2</mn>
      </msub>
      <mo stretchy="false">˙</mo>
    </mover>
    <annotation encoding="StarMath 5.0">dot x_2</annotation>
  </semantics>
</math>
</file>

<file path=Object 60/content.xml><?xml version="1.0" encoding="utf-8"?>
<math xmlns="http://www.w3.org/1998/Math/MathML" display="block">
  <semantics>
    <mrow>
      <mover accent="true">
        <msub>
          <mi>x</mi>
          <mn>1</mn>
        </msub>
        <mo stretchy="false">˙</mo>
      </mover>
      <mo stretchy="false">=</mo>
      <mrow>
        <mn>0</mn>
        <mo stretchy="false">∧</mo>
        <mover accent="true">
          <msub>
            <mi>x</mi>
            <mn>2</mn>
          </msub>
          <mo stretchy="false">˙</mo>
        </mover>
      </mrow>
      <mo stretchy="false">=</mo>
      <mn>0</mn>
    </mrow>
    <annotation encoding="StarMath 5.0">dot x_1 = 0 and dot x_2 = 0
</annotation>
  </semantics>
</math>
</file>

<file path=Object 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ver accent="true">
                  <msub>
                    <mi>x</mi>
                    <mn>1</mn>
                  </msub>
                  <mo stretchy="false">˙</mo>
                </mover>
                <mo stretchy="false">=</mo>
                <mrow>
                  <msub>
                    <mi mathvariant="italic">ax</mi>
                    <mn>1</mn>
                  </msub>
                  <mo stretchy="false">+</mo>
                  <msub>
                    <mi mathvariant="italic">bx</mi>
                    <mn>2</mn>
                  </msub>
                </mrow>
              </mrow>
            </mtd>
          </mtr>
          <mtr>
            <mtd>
              <mrow>
                <mover accent="true">
                  <msub>
                    <mi>x</mi>
                    <mn>2</mn>
                  </msub>
                  <mo stretchy="false">˙</mo>
                </mover>
                <mo stretchy="false">=</mo>
                <mrow>
                  <msub>
                    <mi mathvariant="italic">cx</mi>
                    <mn>1</mn>
                  </msub>
                  <mo stretchy="false">+</mo>
                  <msub>
                    <mi mathvariant="italic">dx</mi>
                    <mn>2</mn>
                  </msub>
                </mrow>
              </mrow>
            </mtd>
          </mtr>
        </mtable>
      </mrow>
    </mrow>
    <annotation encoding="StarMath 5.0">left lbrace
  stack {
    dot x_1 = ax_1  + bx_2 #
    dot x_2 = cx_1 + dx_2
  }
right none</annotation>
  </semantics>
</math>
</file>

<file path=Object 7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lt;</mo>
        <mrow>
          <mrow>
            <mn>0</mn>
            <mo stretchy="false">∧</mo>
            <msub>
              <mi>λ</mi>
              <mn>1</mn>
            </msub>
          </mrow>
          <mo stretchy="false">+</mo>
          <msub>
            <mi>λ</mi>
            <mn>2</mn>
          </msub>
        </mrow>
        <mo stretchy="false">&gt;</mo>
        <mn>0</mn>
      </mrow>
    </mrow>
    <annotation encoding="StarMath 5.0">(a+d)^2-4(ad-bc) &lt; 0 and λ_1 + λ_2 &gt; 0</annotation>
  </semantics>
</math>
</file>